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34430" officeooo:paragraph-rsid="00034430"/>
    </style:style>
    <style:style style:name="P2" style:family="paragraph" style:parent-style-name="Standard">
      <style:text-properties officeooo:rsid="00045a3a" officeooo:paragraph-rsid="00045a3a"/>
    </style:style>
    <style:style style:name="P3" style:family="paragraph" style:parent-style-name="Standard">
      <style:paragraph-properties fo:break-before="page"/>
      <style:text-properties officeooo:rsid="00045a3a" officeooo:paragraph-rsid="00045a3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mple doc ODF</text:p>
      <text:p text:style-name="P2"/>
      <text:p text:style-name="P3">xxxx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0T11:22:49.533019957</meta:creation-date>
    <dc:date>2023-10-21T14:17:57.429632473</dc:date>
    <meta:editing-duration>PT44S</meta:editing-duration>
    <meta:editing-cycles>2</meta:editing-cycles>
    <meta:generator>LibreOffice/7.4.6.2$MacOSX_AARCH64 LibreOffice_project/5b1f5509c2decdade7fda905e3e1429a67acd63d</meta:generator>
    <meta:document-statistic meta:table-count="0" meta:image-count="0" meta:object-count="0" meta:page-count="2" meta:paragraph-count="2" meta:word-count="4" meta:character-count="19" meta:non-whitespace-character-count="17"/>
  </office:meta>
</office:document-meta>
</file>